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32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8Z125"/>SURAT KEPUTUSAN</text:p>
      <text:p text:style-name="P9">No. / 422 / 454 /Adm.Sek</text:p>
      <text:p text:style-name="P10"/>
      <text:p text:style-name="P11">Berdasarkan :</text:p>
      <text:list xml:id="list63732497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YULIANA NOVA ANGGRAENI</text:span></text:p>
      <text:p text:style-name="P13"><text:span text:style-name="T2"><text:tab/><text:tab/>Tempat, Tanggal Lahir<text:tab/>: Serang, 19-07-2002</text:span></text:p>
      <text:p text:style-name="P13"><text:span text:style-name="T2"><text:tab/><text:tab/>NISN<text:tab/><text:tab/><text:tab/><text:tab/>: 0023486327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8Z1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8Z1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8Z125"/><text:bookmark-end text:name="_Hlk481362583MailMergeMark2020-05-06T04:24:58Z1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23.830603783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2" meta:character-count="10151" meta:non-whitespace-character-count="888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